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6mm"/>
    </style:style>
    <style:style style:name="co2" style:family="table-column">
      <style:table-column-properties fo:break-before="auto" style:column-width="60.78mm"/>
    </style:style>
    <style:style style:name="co3" style:family="table-column">
      <style:table-column-properties fo:break-before="auto" style:column-width="29.53mm"/>
    </style:style>
    <style:style style:name="co4" style:family="table-column">
      <style:table-column-properties fo:break-before="auto" style:column-width="59.46mm"/>
    </style:style>
    <style:style style:name="co5" style:family="table-column">
      <style:table-column-properties fo:break-before="auto" style:column-width="52.72mm"/>
    </style:style>
    <style:style style:name="co6" style:family="table-column">
      <style:table-column-properties fo:break-before="auto" style:column-width="73.7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irsuspension_controll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/home/fredrikjohansson/elektronik/CarTransporter/electronics/AirSuspension/airsuspension_controller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cad Rev</text:p>
          </table:table-cell>
          <table:table-cell office:value-type="string" calcext:value-type="string">
            <text:p>Eeschema 0.201604271216+6712~44~ubuntu14.04.1-produ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rated Date</text:p>
          </table:table-cell>
          <table:table-cell office:value-type="string" calcext:value-type="string">
            <text:p>tor <text:s/>5 maj 2016 13:39:2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ECU controller airsuspen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Not S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 Issue</text:p>
          </table:table-cell>
          <table:table-cell office:value-type="string" calcext:value-type="string">
            <text:p>3 aug 201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rary Ref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0uF</text:p>
          </table:table-cell>
          <table:table-cell office:value-type="float" office:value="1850136" calcext:value-type="float">
            <text:p>1850136</text:p>
          </table:table-cell>
          <table:table-cell office:value-type="string" calcext:value-type="string">
            <text:p>EEEFK1H102AM</text:p>
          </table:table-cell>
          <table:table-cell office:value-type="string" calcext:value-type="string">
            <text:p>airsuspension_controller-cache</text:p>
          </table:table-cell>
          <table:table-cell office:value-type="string" calcext:value-type="string">
            <text:p>CP2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220nF</text:p>
          </table:table-cell>
          <table:table-cell office:value-type="float" office:value="1288261" calcext:value-type="float">
            <text:p>1288261</text:p>
          </table:table-cell>
          <table:table-cell office:value-type="string" calcext:value-type="string">
            <text:p>C0805C224K5RACT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uF</text:p>
          </table:table-cell>
          <table:table-cell office:value-type="float" office:value="2118131" calcext:value-type="float">
            <text:p>2118131</text:p>
          </table:table-cell>
          <table:table-cell office:value-type="string" calcext:value-type="string">
            <text:p>C0805C105K5RACT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float" office:value="2118131" calcext:value-type="float">
            <text:p>2118131</text:p>
          </table:table-cell>
          <table:table-cell office:value-type="string" calcext:value-type="string">
            <text:p>C0805C105K5RACT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float" office:value="2118131" calcext:value-type="float">
            <text:p>2118131</text:p>
          </table:table-cell>
          <table:table-cell office:value-type="string" calcext:value-type="string">
            <text:p>C0805C105K5RACT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uF</text:p>
          </table:table-cell>
          <table:table-cell office:value-type="float" office:value="2118131" calcext:value-type="float">
            <text:p>2118131</text:p>
          </table:table-cell>
          <table:table-cell office:value-type="string" calcext:value-type="string">
            <text:p>C0805C105K5RACT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uF</text:p>
          </table:table-cell>
          <table:table-cell office:value-type="float" office:value="2118131" calcext:value-type="float">
            <text:p>2118131</text:p>
          </table:table-cell>
          <table:table-cell office:value-type="string" calcext:value-type="string">
            <text:p>C0805C105K5RACT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uF</text:p>
          </table:table-cell>
          <table:table-cell office:value-type="float" office:value="2118131" calcext:value-type="float">
            <text:p>2118131</text:p>
          </table:table-cell>
          <table:table-cell office:value-type="string" calcext:value-type="string">
            <text:p>C0805C105K5RACT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220nF</text:p>
          </table:table-cell>
          <table:table-cell office:value-type="float" office:value="1288261" calcext:value-type="float">
            <text:p>1288261</text:p>
          </table:table-cell>
          <table:table-cell office:value-type="string" calcext:value-type="string">
            <text:p>C0805C224K5RACT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nF</text:p>
          </table:table-cell>
          <table:table-cell office:value-type="float" office:value="2496940" calcext:value-type="float">
            <text:p>2496940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680uF</text:p>
          </table:table-cell>
          <table:table-cell office:value-type="float" office:value="2326228" calcext:value-type="float">
            <text:p>2326228</text:p>
          </table:table-cell>
          <table:table-cell office:value-type="string" calcext:value-type="string">
            <text:p>EEEHAC681UAP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nF</text:p>
          </table:table-cell>
          <table:table-cell office:value-type="float" office:value="1288261" calcext:value-type="float">
            <text:p>1288261</text:p>
          </table:table-cell>
          <table:table-cell office:value-type="string" calcext:value-type="string">
            <text:p>C0805C224K5RACT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uF</text:p>
          </table:table-cell>
          <table:table-cell office:value-type="float" office:value="1463368" calcext:value-type="float">
            <text:p>1463368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float" office:value="2496940" calcext:value-type="float">
            <text:p>2496940</text:p>
          </table:table-cell>
          <table:table-cell office:value-type="string" calcext:value-type="string">
            <text:p>0805B104J500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n</text:p>
          </table:table-cell>
          <table:table-cell office:value-type="float" office:value="2496932" calcext:value-type="float">
            <text:p>2496932</text:p>
          </table:table-cell>
          <table:table-cell office:value-type="string" calcext:value-type="string">
            <text:p>0805B102J500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float" office:value="2496940" calcext:value-type="float">
            <text:p>2496940</text:p>
          </table:table-cell>
          <table:table-cell office:value-type="string" calcext:value-type="string">
            <text:p>0805B104J500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680uF</text:p>
          </table:table-cell>
          <table:table-cell office:value-type="float" office:value="2326228" calcext:value-type="float">
            <text:p>2326228</text:p>
          </table:table-cell>
          <table:table-cell office:value-type="string" calcext:value-type="string">
            <text:p>EEEHAC681UAP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680uF</text:p>
          </table:table-cell>
          <table:table-cell office:value-type="float" office:value="2326228" calcext:value-type="float">
            <text:p>2326228</text:p>
          </table:table-cell>
          <table:table-cell office:value-type="string" calcext:value-type="string">
            <text:p>EEEHAC681UAP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20nF</text:p>
          </table:table-cell>
          <table:table-cell office:value-type="float" office:value="1288261" calcext:value-type="float">
            <text:p>1288261</text:p>
          </table:table-cell>
          <table:table-cell office:value-type="string" calcext:value-type="string">
            <text:p>C0805C224K5RACT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20nF</text:p>
          </table:table-cell>
          <table:table-cell office:value-type="float" office:value="1288261" calcext:value-type="float">
            <text:p>1288261</text:p>
          </table:table-cell>
          <table:table-cell office:value-type="string" calcext:value-type="string">
            <text:p>C0805C224K5RACT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20nF</text:p>
          </table:table-cell>
          <table:table-cell office:value-type="float" office:value="1288261" calcext:value-type="float">
            <text:p>1288261</text:p>
          </table:table-cell>
          <table:table-cell office:value-type="string" calcext:value-type="string">
            <text:p>C0805C224K5RACT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220nF</text:p>
          </table:table-cell>
          <table:table-cell office:value-type="float" office:value="1288261" calcext:value-type="float">
            <text:p>1288261</text:p>
          </table:table-cell>
          <table:table-cell office:value-type="string" calcext:value-type="string">
            <text:p>C0805C224K5RACT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float" office:value="2118131" calcext:value-type="float">
            <text:p>2118131</text:p>
          </table:table-cell>
          <table:table-cell office:value-type="string" calcext:value-type="string">
            <text:p>C0805C105K5RACT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uF</text:p>
          </table:table-cell>
          <table:table-cell office:value-type="float" office:value="2118131" calcext:value-type="float">
            <text:p>2118131</text:p>
          </table:table-cell>
          <table:table-cell office:value-type="string" calcext:value-type="string">
            <text:p>C0805C105K5RACT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20nF</text:p>
          </table:table-cell>
          <table:table-cell office:value-type="float" office:value="1288261" calcext:value-type="float">
            <text:p>1288261</text:p>
          </table:table-cell>
          <table:table-cell office:value-type="string" calcext:value-type="string">
            <text:p>C0805C224K5RACT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nn1</text:p>
          </table:table-cell>
          <table:table-cell office:value-type="string" calcext:value-type="string">
            <text:p>Conn48pin</text:p>
          </table:table-cell>
          <table:table-cell office:value-type="float" office:value="1282184" calcext:value-type="float">
            <text:p>1282184</text:p>
          </table:table-cell>
          <table:table-cell office:value-type="float" office:value="5810148007" calcext:value-type="float">
            <text:p>5810148007</text:p>
          </table:table-cell>
          <table:table-cell office:value-type="string" calcext:value-type="string">
            <text:p>cinch</text:p>
          </table:table-cell>
          <table:table-cell office:value-type="string" calcext:value-type="string">
            <text:p>Conn48pin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ightFill_Led</text:p>
          </table:table-cell>
          <table:table-cell office:value-type="float" office:value="2290331" calcext:value-type="float">
            <text:p>2290331</text:p>
          </table:table-cell>
          <table:table-cell office:value-type="string" calcext:value-type="string">
            <text:p>KP-2012CG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RightSuck_Led</text:p>
          </table:table-cell>
          <table:table-cell office:value-type="float" office:value="2290331" calcext:value-type="float">
            <text:p>2290331</text:p>
          </table:table-cell>
          <table:table-cell office:value-type="string" calcext:value-type="string">
            <text:p>KP-2012CG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LeftSuck_Led</text:p>
          </table:table-cell>
          <table:table-cell office:value-type="float" office:value="2290331" calcext:value-type="float">
            <text:p>2290331</text:p>
          </table:table-cell>
          <table:table-cell office:value-type="string" calcext:value-type="string">
            <text:p>KP-2012CG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10v</text:p>
          </table:table-cell>
          <table:table-cell office:value-type="float" office:value="1466026" calcext:value-type="float">
            <text:p>1466026</text:p>
          </table:table-cell>
          <table:table-cell office:value-type="string" calcext:value-type="string">
            <text:p>BZT52C10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ZENER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1n4148w</text:p>
          </table:table-cell>
          <table:table-cell office:value-type="float" office:value="1466524" calcext:value-type="float">
            <text:p>1466524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schotky</text:p>
          </table:table-cell>
          <table:table-cell office:value-type="float" office:value="9557377" calcext:value-type="float">
            <text:p>9557377</text:p>
          </table:table-cell>
          <table:table-cell office:value-type="string" calcext:value-type="string">
            <text:p>MBRS340T3G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_Schottky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1n4148w</text:p>
          </table:table-cell>
          <table:table-cell office:value-type="float" office:value="1466524" calcext:value-type="float">
            <text:p>1466524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3.3V</text:p>
          </table:table-cell>
          <table:table-cell office:value-type="float" office:value="1757856" calcext:value-type="float">
            <text:p>1757856</text:p>
          </table:table-cell>
          <table:table-cell office:value-type="string" calcext:value-type="string">
            <text:p>PDZ3.3B.115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ZENER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CompressorLED</text:p>
          </table:table-cell>
          <table:table-cell office:value-type="float" office:value="2290331" calcext:value-type="float">
            <text:p>2290331</text:p>
          </table:table-cell>
          <table:table-cell office:value-type="string" calcext:value-type="string">
            <text:p>KP-2012CG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ftFill_Led</text:p>
          </table:table-cell>
          <table:table-cell office:value-type="float" office:value="2290331" calcext:value-type="float">
            <text:p>2290331</text:p>
          </table:table-cell>
          <table:table-cell office:value-type="string" calcext:value-type="string">
            <text:p>KP-2012CG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3.3V</text:p>
          </table:table-cell>
          <table:table-cell office:value-type="float" office:value="1757856" calcext:value-type="float">
            <text:p>1757856</text:p>
          </table:table-cell>
          <table:table-cell office:value-type="string" calcext:value-type="string">
            <text:p>PDZ3.3B.115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ZENER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RightDump_Led</text:p>
          </table:table-cell>
          <table:table-cell office:value-type="float" office:value="2290331" calcext:value-type="float">
            <text:p>2290331</text:p>
          </table:table-cell>
          <table:table-cell office:value-type="string" calcext:value-type="string">
            <text:p>KP-2012CG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ftDump_Led</text:p>
          </table:table-cell>
          <table:table-cell office:value-type="float" office:value="2290331" calcext:value-type="float">
            <text:p>2290331</text:p>
          </table:table-cell>
          <table:table-cell office:value-type="string" calcext:value-type="string">
            <text:p>KP-2012CG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Spare1_Led</text:p>
          </table:table-cell>
          <table:table-cell office:value-type="float" office:value="2290331" calcext:value-type="float">
            <text:p>2290331</text:p>
          </table:table-cell>
          <table:table-cell office:value-type="string" calcext:value-type="string">
            <text:p>KP-2012CG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Airdryer_Led</text:p>
          </table:table-cell>
          <table:table-cell office:value-type="float" office:value="2290331" calcext:value-type="float">
            <text:p>2290331</text:p>
          </table:table-cell>
          <table:table-cell office:value-type="string" calcext:value-type="string">
            <text:p>KP-2012CG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5R PTC fuse</text:p>
          </table:table-cell>
          <table:table-cell office:value-type="float" office:value="1345917" calcext:value-type="float">
            <text:p>1345917</text:p>
          </table:table-cell>
          <table:table-cell office:value-type="string" calcext:value-type="string">
            <text:p>MICROSMD010F-2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VR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15R PTC fuse</text:p>
          </table:table-cell>
          <table:table-cell office:value-type="float" office:value="1345917" calcext:value-type="float">
            <text:p>1345917</text:p>
          </table:table-cell>
          <table:table-cell office:value-type="string" calcext:value-type="string">
            <text:p>MICROSMD010F-2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VR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15R PTC fuse</text:p>
          </table:table-cell>
          <table:table-cell office:value-type="float" office:value="1345917" calcext:value-type="float">
            <text:p>1345917</text:p>
          </table:table-cell>
          <table:table-cell office:value-type="string" calcext:value-type="string">
            <text:p>MICROSMD010F-2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VR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15R PTC fuse</text:p>
          </table:table-cell>
          <table:table-cell office:value-type="float" office:value="1345917" calcext:value-type="float">
            <text:p>1345917</text:p>
          </table:table-cell>
          <table:table-cell office:value-type="string" calcext:value-type="string">
            <text:p>MICROSMD010F-2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VR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15R PTC fuse</text:p>
          </table:table-cell>
          <table:table-cell office:value-type="float" office:value="1345917" calcext:value-type="float">
            <text:p>1345917</text:p>
          </table:table-cell>
          <table:table-cell office:value-type="string" calcext:value-type="string">
            <text:p>MICROSMD010F-2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VR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15R PTC fuse</text:p>
          </table:table-cell>
          <table:table-cell office:value-type="float" office:value="1345917" calcext:value-type="float">
            <text:p>1345917</text:p>
          </table:table-cell>
          <table:table-cell office:value-type="string" calcext:value-type="string">
            <text:p>MICROSMD010F-2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VR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15R PTC fuse</text:p>
          </table:table-cell>
          <table:table-cell office:value-type="float" office:value="1345917" calcext:value-type="float">
            <text:p>1345917</text:p>
          </table:table-cell>
          <table:table-cell office:value-type="string" calcext:value-type="string">
            <text:p>MICROSMD010F-2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VR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15R PTC fuse</text:p>
          </table:table-cell>
          <table:table-cell office:value-type="float" office:value="1345917" calcext:value-type="float">
            <text:p>1345917</text:p>
          </table:table-cell>
          <table:table-cell office:value-type="string" calcext:value-type="string">
            <text:p>MICROSMD010F-2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VR</text:p>
          </table:table-cell>
        </table:table-row>
        <table:table-row table:style-name="ro1">
          <table:table-cell office:value-type="string" calcext:value-type="string">
            <text:p>Ha1</text:p>
          </table:table-cell>
          <table:table-cell office:value-type="string" calcext:value-type="string">
            <text:p>14Pin dual row header male</text:p>
          </table:table-cell>
          <table:table-cell office:value-type="float" office:value="2356135" calcext:value-type="float">
            <text:p>2356135</text:p>
          </table:table-cell>
          <table:table-cell/>
          <table:table-cell office:value-type="string" calcext:value-type="string">
            <text:p>miscellaneous</text:p>
          </table:table-cell>
          <table:table-cell office:value-type="string" calcext:value-type="string">
            <text:p>Hardware</text:p>
          </table:table-cell>
        </table:table-row>
        <table:table-row table:style-name="ro1">
          <table:table-cell office:value-type="string" calcext:value-type="string">
            <text:p>Ha10</text:p>
          </table:table-cell>
          <table:table-cell office:value-type="string" calcext:value-type="string">
            <text:p>Thermal pad</text:p>
          </table:table-cell>
          <table:table-cell office:value-type="float" office:value="2289473" calcext:value-type="float">
            <text:p>2289473</text:p>
          </table:table-cell>
          <table:table-cell office:value-type="string" calcext:value-type="string">
            <text:p>FCTS73-05N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Hardware</text:p>
          </table:table-cell>
        </table:table-row>
        <table:table-row table:style-name="ro1">
          <table:table-cell office:value-type="string" calcext:value-type="string">
            <text:p>Ha11</text:p>
          </table:table-cell>
          <table:table-cell office:value-type="string" calcext:value-type="string">
            <text:p>18pin_connector</text:p>
          </table:table-cell>
          <table:table-cell office:value-type="float" office:value="1282205" calcext:value-type="float">
            <text:p>1282205</text:p>
          </table:table-cell>
          <table:table-cell office:value-type="float" office:value="5810118023" calcext:value-type="float">
            <text:p>5810118023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Hardware</text:p>
          </table:table-cell>
        </table:table-row>
        <table:table-row table:style-name="ro1">
          <table:table-cell office:value-type="string" calcext:value-type="string">
            <text:p>Ha12</text:p>
          </table:table-cell>
          <table:table-cell office:value-type="string" calcext:value-type="string">
            <text:p>30pin connector</text:p>
          </table:table-cell>
          <table:table-cell office:value-type="float" office:value="1282206" calcext:value-type="float">
            <text:p>1282206</text:p>
          </table:table-cell>
          <table:table-cell office:value-type="float" office:value="5810130028" calcext:value-type="float">
            <text:p>5810130028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Hardware</text:p>
          </table:table-cell>
        </table:table-row>
        <table:table-row table:style-name="ro1">
          <table:table-cell office:value-type="string" calcext:value-type="string">
            <text:p>Ha2</text:p>
          </table:table-cell>
          <table:table-cell office:value-type="string" calcext:value-type="string">
            <text:p>8Pin dual row header male</text:p>
          </table:table-cell>
          <table:table-cell office:value-type="float" office:value="2356133" calcext:value-type="float">
            <text:p>2356133</text:p>
          </table:table-cell>
          <table:table-cell/>
          <table:table-cell office:value-type="string" calcext:value-type="string">
            <text:p>miscellaneous</text:p>
          </table:table-cell>
          <table:table-cell office:value-type="string" calcext:value-type="string">
            <text:p>Hardware</text:p>
          </table:table-cell>
        </table:table-row>
        <table:table-row table:style-name="ro1">
          <table:table-cell office:value-type="string" calcext:value-type="string">
            <text:p>Ha3</text:p>
          </table:table-cell>
          <table:table-cell office:value-type="string" calcext:value-type="string">
            <text:p>14Pin single row header female</text:p>
          </table:table-cell>
          <table:table-cell office:value-type="float" office:value="1667519" calcext:value-type="float">
            <text:p>1667519</text:p>
          </table:table-cell>
          <table:table-cell/>
          <table:table-cell office:value-type="string" calcext:value-type="string">
            <text:p>miscellaneous</text:p>
          </table:table-cell>
          <table:table-cell office:value-type="string" calcext:value-type="string">
            <text:p>Hardware</text:p>
          </table:table-cell>
        </table:table-row>
        <table:table-row table:style-name="ro1">
          <table:table-cell office:value-type="string" calcext:value-type="string">
            <text:p>Ha4</text:p>
          </table:table-cell>
          <table:table-cell office:value-type="string" calcext:value-type="string">
            <text:p>14Pin single row header female</text:p>
          </table:table-cell>
          <table:table-cell office:value-type="float" office:value="1667519" calcext:value-type="float">
            <text:p>1667519</text:p>
          </table:table-cell>
          <table:table-cell office:value-type="string" calcext:value-type="string">
            <text:p>CES-114-01-T-S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Hardware</text:p>
          </table:table-cell>
        </table:table-row>
        <table:table-row table:style-name="ro1">
          <table:table-cell office:value-type="string" calcext:value-type="string">
            <text:p>Ha5</text:p>
          </table:table-cell>
          <table:table-cell office:value-type="string" calcext:value-type="string">
            <text:p>14pin single row header female</text:p>
          </table:table-cell>
          <table:table-cell office:value-type="float" office:value="1667519" calcext:value-type="float">
            <text:p>1667519</text:p>
          </table:table-cell>
          <table:table-cell/>
          <table:table-cell office:value-type="string" calcext:value-type="string">
            <text:p>miscellaneous</text:p>
          </table:table-cell>
          <table:table-cell office:value-type="string" calcext:value-type="string">
            <text:p>Hardware</text:p>
          </table:table-cell>
        </table:table-row>
        <table:table-row table:style-name="ro1">
          <table:table-cell office:value-type="string" calcext:value-type="string">
            <text:p>Ha6</text:p>
          </table:table-cell>
          <table:table-cell office:value-type="string" calcext:value-type="string">
            <text:p>14pin single row header female</text:p>
          </table:table-cell>
          <table:table-cell office:value-type="float" office:value="1667519" calcext:value-type="float">
            <text:p>1667519</text:p>
          </table:table-cell>
          <table:table-cell/>
          <table:table-cell office:value-type="string" calcext:value-type="string">
            <text:p>miscellaneous</text:p>
          </table:table-cell>
          <table:table-cell office:value-type="string" calcext:value-type="string">
            <text:p>Hardware</text:p>
          </table:table-cell>
        </table:table-row>
        <table:table-row table:style-name="ro1">
          <table:table-cell office:value-type="string" calcext:value-type="string">
            <text:p>Ha7</text:p>
          </table:table-cell>
          <table:table-cell office:value-type="string" calcext:value-type="string">
            <text:p>crimp connectors (200pieces)</text:p>
          </table:table-cell>
          <table:table-cell office:value-type="float" office:value="1282210" calcext:value-type="float">
            <text:p>1282210</text:p>
          </table:table-cell>
          <table:table-cell office:value-type="float" office:value="4250000873" calcext:value-type="float">
            <text:p>4250000873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Hardware</text:p>
          </table:table-cell>
        </table:table-row>
        <table:table-row table:style-name="ro1">
          <table:table-cell office:value-type="string" calcext:value-type="string">
            <text:p>Ha8</text:p>
          </table:table-cell>
          <table:table-cell office:value-type="string" calcext:value-type="string">
            <text:p>Cinch_SE_1heatsink</text:p>
          </table:table-cell>
          <table:table-cell office:value-type="float" office:value="1282197" calcext:value-type="float">
            <text:p>1282197</text:p>
          </table:table-cell>
          <table:table-cell office:value-type="float" office:value="5810130042" calcext:value-type="float">
            <text:p>5810130042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Hardware</text:p>
          </table:table-cell>
        </table:table-row>
        <table:table-row table:style-name="ro1">
          <table:table-cell office:value-type="string" calcext:value-type="string">
            <text:p>Ha9</text:p>
          </table:table-cell>
          <table:table-cell office:value-type="string" calcext:value-type="string">
            <text:p>Thermal_spring</text:p>
          </table:table-cell>
          <table:table-cell office:value-type="float" office:value="1282203" calcext:value-type="float">
            <text:p>1282203</text:p>
          </table:table-cell>
          <table:table-cell office:value-type="float" office:value="5810000021" calcext:value-type="float">
            <text:p>5810000021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Hardware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CAN_Silent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JUMPER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SRR1240-180M 17.4uH</text:p>
          </table:table-cell>
          <table:table-cell office:value-type="float" office:value="2333725" calcext:value-type="float">
            <text:p>2333725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INDUCTOR_SMALL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RR1240-180M 17.4uH</text:p>
          </table:table-cell>
          <table:table-cell office:value-type="float" office:value="2333725" calcext:value-type="float">
            <text:p>2333725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INDUCTOR_SMALL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SS138</text:p>
          </table:table-cell>
          <table:table-cell office:value-type="float" office:value="2053833" calcext:value-type="float">
            <text:p>2053833</text:p>
          </table:table-cell>
          <table:table-cell office:value-type="string" calcext:value-type="string">
            <text:p>BSS138BK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BSS138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C847</text:p>
          </table:table-cell>
          <table:table-cell office:value-type="float" office:value="1773609" calcext:value-type="float">
            <text:p>1773609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BC850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IPD50P04P4L-11</text:p>
          </table:table-cell>
          <table:table-cell office:value-type="float" office:value="2443434" calcext:value-type="float">
            <text:p>2443434</text:p>
          </table:table-cell>
          <table:table-cell office:value-type="string" calcext:value-type="string">
            <text:p>IPD50P04P4L-1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PMOS_GDS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BC856</text:p>
          </table:table-cell>
          <table:table-cell office:value-type="float" office:value="1773623" calcext:value-type="float">
            <text:p>1773623</text:p>
          </table:table-cell>
          <table:table-cell office:value-type="string" calcext:value-type="string">
            <text:p>BC856B-7-F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BC856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BC856</text:p>
          </table:table-cell>
          <table:table-cell office:value-type="float" office:value="1773623" calcext:value-type="float">
            <text:p>1773623</text:p>
          </table:table-cell>
          <table:table-cell office:value-type="string" calcext:value-type="string">
            <text:p>BC856B-7-F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BC856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IPD060N03L G</text:p>
          </table:table-cell>
          <table:table-cell office:value-type="float" office:value="1775575" calcext:value-type="float">
            <text:p>1775575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Q_NMOS_GDS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float" office:value="2333572" calcext:value-type="float">
            <text:p>2333572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float" office:value="9332391" calcext:value-type="float">
            <text:p>9332391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50R</text:p>
          </table:table-cell>
          <table:table-cell office:value-type="float" office:value="1469877" calcext:value-type="float">
            <text:p>1469877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50R</text:p>
          </table:table-cell>
          <table:table-cell office:value-type="float" office:value="1469877" calcext:value-type="float">
            <text:p>1469877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50R</text:p>
          </table:table-cell>
          <table:table-cell office:value-type="float" office:value="1469877" calcext:value-type="float">
            <text:p>1469877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float" office:value="9332391" calcext:value-type="float">
            <text:p>9332391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float" office:value="9332391" calcext:value-type="float">
            <text:p>9332391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500R</text:p>
          </table:table-cell>
          <table:table-cell office:value-type="float" office:value="1469936" calcext:value-type="float">
            <text:p>146993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50R</text:p>
          </table:table-cell>
          <table:table-cell office:value-type="float" office:value="1469877" calcext:value-type="float">
            <text:p>1469877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500R</text:p>
          </table:table-cell>
          <table:table-cell office:value-type="float" office:value="1469936" calcext:value-type="float">
            <text:p>146993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k</text:p>
          </table:table-cell>
          <table:table-cell office:value-type="float" office:value="9332391" calcext:value-type="float">
            <text:p>9332391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k</text:p>
          </table:table-cell>
          <table:table-cell office:value-type="float" office:value="9332391" calcext:value-type="float">
            <text:p>9332391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500R</text:p>
          </table:table-cell>
          <table:table-cell office:value-type="float" office:value="1469936" calcext:value-type="float">
            <text:p>146993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500R</text:p>
          </table:table-cell>
          <table:table-cell office:value-type="float" office:value="1469936" calcext:value-type="float">
            <text:p>146993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0k</text:p>
          </table:table-cell>
          <table:table-cell office:value-type="float" office:value="9332391" calcext:value-type="float">
            <text:p>9332391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500" calcext:value-type="float">
            <text:p>500</text:p>
          </table:table-cell>
          <table:table-cell office:value-type="float" office:value="1469936" calcext:value-type="float">
            <text:p>146993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2k</text:p>
          </table:table-cell>
          <table:table-cell office:value-type="float" office:value="9332766" calcext:value-type="float">
            <text:p>933276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0k</text:p>
          </table:table-cell>
          <table:table-cell office:value-type="float" office:value="9332391" calcext:value-type="float">
            <text:p>9332391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500R</text:p>
          </table:table-cell>
          <table:table-cell office:value-type="float" office:value="1469936" calcext:value-type="float">
            <text:p>146993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500R</text:p>
          </table:table-cell>
          <table:table-cell office:value-type="float" office:value="1469936" calcext:value-type="float">
            <text:p>146993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2k</text:p>
          </table:table-cell>
          <table:table-cell office:value-type="float" office:value="9332766" calcext:value-type="float">
            <text:p>933276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10k</text:p>
          </table:table-cell>
          <table:table-cell office:value-type="float" office:value="9332391" calcext:value-type="float">
            <text:p>9332391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0k</text:p>
          </table:table-cell>
          <table:table-cell office:value-type="float" office:value="9332391" calcext:value-type="float">
            <text:p>9332391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500R</text:p>
          </table:table-cell>
          <table:table-cell office:value-type="float" office:value="1469936" calcext:value-type="float">
            <text:p>146993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500R</text:p>
          </table:table-cell>
          <table:table-cell office:value-type="float" office:value="1469936" calcext:value-type="float">
            <text:p>146993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120R</text:p>
          </table:table-cell>
          <table:table-cell office:value-type="float" office:value="2303452" calcext:value-type="float">
            <text:p>2303452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54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10k</text:p>
          </table:table-cell>
          <table:table-cell office:value-type="float" office:value="9332391" calcext:value-type="float">
            <text:p>9332391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10k</text:p>
          </table:table-cell>
          <table:table-cell office:value-type="float" office:value="9332391" calcext:value-type="float">
            <text:p>9332391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0.031</text:p>
          </table:table-cell>
          <table:table-cell office:value-type="float" office:value="1099911" calcext:value-type="float">
            <text:p>1099911</text:p>
          </table:table-cell>
          <table:table-cell office:value-type="string" calcext:value-type="string">
            <text:p>LR1206-R033FW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1.2k</text:p>
          </table:table-cell>
          <table:table-cell office:value-type="float" office:value="9332499" calcext:value-type="float">
            <text:p>9332499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10k</text:p>
          </table:table-cell>
          <table:table-cell office:value-type="float" office:value="9332391" calcext:value-type="float">
            <text:p>9332391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60</text:p>
          </table:table-cell>
          <table:table-cell office:value-type="string" calcext:value-type="string">
            <text:p>3.6k</text:p>
          </table:table-cell>
          <table:table-cell office:value-type="float" office:value="9333118" calcext:value-type="float">
            <text:p>9333118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61</text:p>
          </table:table-cell>
          <table:table-cell office:value-type="string" calcext:value-type="string">
            <text:p>10k</text:p>
          </table:table-cell>
          <table:table-cell office:value-type="float" office:value="9332391" calcext:value-type="float">
            <text:p>9332391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62</text:p>
          </table:table-cell>
          <table:table-cell office:value-type="float" office:value="10" calcext:value-type="float">
            <text:p>10</text:p>
          </table:table-cell>
          <table:table-cell office:value-type="float" office:value="9332766" calcext:value-type="float">
            <text:p>933276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float" office:value="9332383" calcext:value-type="float">
            <text:p>933238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ITS5215L</text:p>
          </table:table-cell>
          <table:table-cell office:value-type="float" office:value="1426197" calcext:value-type="float">
            <text:p>1426197</text:p>
          </table:table-cell>
          <table:table-cell office:value-type="string" calcext:value-type="string">
            <text:p>ITS5215L</text:p>
          </table:table-cell>
          <table:table-cell office:value-type="string" calcext:value-type="string">
            <text:p>power_switches</text:p>
          </table:table-cell>
          <table:table-cell office:value-type="string" calcext:value-type="string">
            <text:p>ITS5215L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Teensy3.1</text:p>
          </table:table-cell>
          <table:table-cell/>
          <table:table-cell office:value-type="string" calcext:value-type="string">
            <text:p>Teensy3.1</text:p>
          </table:table-cell>
          <table:table-cell office:value-type="string" calcext:value-type="string">
            <text:p>teensy</text:p>
          </table:table-cell>
          <table:table-cell office:value-type="string" calcext:value-type="string">
            <text:p>Teensy3.1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MC34063</text:p>
          </table:table-cell>
          <table:table-cell office:value-type="float" office:value="1087205" calcext:value-type="float">
            <text:p>1087205</text:p>
          </table:table-cell>
          <table:table-cell office:value-type="string" calcext:value-type="string">
            <text:p>MC34063ABD-TR</text:p>
          </table:table-cell>
          <table:table-cell office:value-type="string" calcext:value-type="string">
            <text:p>regul</text:p>
          </table:table-cell>
          <table:table-cell office:value-type="string" calcext:value-type="string">
            <text:p>MC34063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BTS6133D</text:p>
          </table:table-cell>
          <table:table-cell office:value-type="float" office:value="1440811" calcext:value-type="float">
            <text:p>1440811</text:p>
          </table:table-cell>
          <table:table-cell office:value-type="string" calcext:value-type="string">
            <text:p>BTS6133D</text:p>
          </table:table-cell>
          <table:table-cell office:value-type="string" calcext:value-type="string">
            <text:p>power_switches</text:p>
          </table:table-cell>
          <table:table-cell office:value-type="string" calcext:value-type="string">
            <text:p>BTS6133D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ITS5215L</text:p>
          </table:table-cell>
          <table:table-cell office:value-type="float" office:value="1426197" calcext:value-type="float">
            <text:p>1426197</text:p>
          </table:table-cell>
          <table:table-cell office:value-type="string" calcext:value-type="string">
            <text:p>ITS5215L</text:p>
          </table:table-cell>
          <table:table-cell office:value-type="string" calcext:value-type="string">
            <text:p>power_switches</text:p>
          </table:table-cell>
          <table:table-cell office:value-type="string" calcext:value-type="string">
            <text:p>ITS5215L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ITS5215L</text:p>
          </table:table-cell>
          <table:table-cell office:value-type="float" office:value="1426197" calcext:value-type="float">
            <text:p>1426197</text:p>
          </table:table-cell>
          <table:table-cell office:value-type="string" calcext:value-type="string">
            <text:p>ITS5215L</text:p>
          </table:table-cell>
          <table:table-cell office:value-type="string" calcext:value-type="string">
            <text:p>power_switches</text:p>
          </table:table-cell>
          <table:table-cell office:value-type="string" calcext:value-type="string">
            <text:p>ITS5215L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ITS5215L</text:p>
          </table:table-cell>
          <table:table-cell office:value-type="float" office:value="1426197" calcext:value-type="float">
            <text:p>1426197</text:p>
          </table:table-cell>
          <table:table-cell office:value-type="string" calcext:value-type="string">
            <text:p>ITS5215L</text:p>
          </table:table-cell>
          <table:table-cell office:value-type="string" calcext:value-type="string">
            <text:p>power_switches</text:p>
          </table:table-cell>
          <table:table-cell office:value-type="string" calcext:value-type="string">
            <text:p>ITS5215L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LM224</text:p>
          </table:table-cell>
          <table:table-cell office:value-type="float" office:value="1426352" calcext:value-type="float">
            <text:p>1426352</text:p>
          </table:table-cell>
          <table:table-cell office:value-type="string" calcext:value-type="string">
            <text:p>LM224DR2G</text:p>
          </table:table-cell>
          <table:table-cell office:value-type="string" calcext:value-type="string">
            <text:p>airsuspension_controller-rescue</text:p>
          </table:table-cell>
          <table:table-cell office:value-type="string" calcext:value-type="string">
            <text:p>LM324AN-RESCUE-airsuspension_controller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LM224</text:p>
          </table:table-cell>
          <table:table-cell office:value-type="float" office:value="1426352" calcext:value-type="float">
            <text:p>1426352</text:p>
          </table:table-cell>
          <table:table-cell office:value-type="string" calcext:value-type="string">
            <text:p>LM224DR2G</text:p>
          </table:table-cell>
          <table:table-cell office:value-type="string" calcext:value-type="string">
            <text:p>airsuspension_controller-rescue</text:p>
          </table:table-cell>
          <table:table-cell office:value-type="string" calcext:value-type="string">
            <text:p>LM324AN-RESCUE-airsuspension_controller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SN65HVD1050D</text:p>
          </table:table-cell>
          <table:table-cell office:value-type="float" office:value="1220984" calcext:value-type="float">
            <text:p>1220984</text:p>
          </table:table-cell>
          <table:table-cell office:value-type="string" calcext:value-type="string">
            <text:p>SN65HVD1050D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SN65HVD1050D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LD1117S33CTR</text:p>
          </table:table-cell>
          <table:table-cell office:value-type="float" office:value="1467779" calcext:value-type="float">
            <text:p>1467779</text:p>
          </table:table-cell>
          <table:table-cell/>
          <table:table-cell office:value-type="string" calcext:value-type="string">
            <text:p>regul</text:p>
          </table:table-cell>
          <table:table-cell office:value-type="string" calcext:value-type="string">
            <text:p>LD1117S33CTR</text:p>
          </table:table-cell>
        </table:table-row>
        <table:table-row table:style-name="ro1">
          <table:table-cell office:value-type="string" calcext:value-type="string">
            <text:p>VR1</text:p>
          </table:table-cell>
          <table:table-cell office:value-type="string" calcext:value-type="string">
            <text:p>14V</text:p>
          </table:table-cell>
          <table:table-cell office:value-type="float" office:value="1863849" calcext:value-type="float">
            <text:p>1863849</text:p>
          </table:table-cell>
          <table:table-cell office:value-type="string" calcext:value-type="string">
            <text:p>V14MLA1206NHAUTO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VR</text:p>
          </table:table-cell>
        </table:table-row>
        <table:table-row table:style-name="ro1">
          <table:table-cell office:value-type="string" calcext:value-type="string">
            <text:p>VR2</text:p>
          </table:table-cell>
          <table:table-cell office:value-type="string" calcext:value-type="string">
            <text:p>VR</text:p>
          </table:table-cell>
          <table:table-cell office:value-type="float" office:value="1301938" calcext:value-type="float">
            <text:p>1301938</text:p>
          </table:table-cell>
          <table:table-cell office:value-type="string" calcext:value-type="string">
            <text:p>VC120618A400DP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V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tabellhörn" style:family="table-cell" style:parent-style-name="Default"/>
    <style:style style:name="Pivottabellvärde" style:family="table-cell" style:parent-style-name="Default"/>
    <style:style style:name="Pivottabellfält" style:family="table-cell" style:parent-style-name="Default"/>
    <style:style style:name="Pivottabellkategori" style:family="table-cell" style:parent-style-name="Default">
      <style:table-cell-properties style:text-align-source="fix" style:repeat-content="false"/>
      <style:paragraph-properties fo:text-align="start"/>
    </style:style>
    <style:style style:name="Pivottabell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tabellre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00-00-00</text:date>, <text:time style:data-style-name="N2" text:time-value="22:02:24.977933302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13:19:23.853541512</dc:date>
    <meta:editing-duration>P8DT14H18M39S</meta:editing-duration>
    <meta:editing-cycles>2</meta:editing-cycles>
    <meta:generator>LibreOffice/5.1.5.2$MacOSX_X86_64 LibreOffice_project/7a864d8825610a8c07cfc3bc01dd4fce6a9447e5</meta:generator>
    <meta:document-statistic meta:table-count="1" meta:cell-count="815" meta:object-count="0"/>
  </office:meta>
</office:document-meta>
</file>